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Mono L1"/>
    </style:style>
    <style:style style:name="P2" style:family="paragraph" style:parent-style-name="Normal">
      <style:paragraph-properties fo:line-height="100%"/>
      <style:text-properties style:font-name="Nimbus Mono L1" officeooo:paragraph-rsid="000e254e"/>
    </style:style>
    <style:style style:name="P3" style:family="paragraph" style:parent-style-name="Normal">
      <style:paragraph-properties fo:line-height="100%"/>
      <style:text-properties style:font-name="Nimbus Mono L1" officeooo:paragraph-rsid="000eda05"/>
    </style:style>
    <style:style style:name="P4" style:family="paragraph" style:parent-style-name="Normal">
      <style:paragraph-properties fo:line-height="100%"/>
      <style:text-properties style:font-name="Nimbus Mono L1" officeooo:paragraph-rsid="001710c1"/>
    </style:style>
    <style:style style:name="P5" style:family="paragraph" style:parent-style-name="Normal">
      <style:paragraph-properties fo:line-height="100%"/>
      <style:text-properties style:font-name="Nimbus Mono L1" officeooo:paragraph-rsid="00347bae"/>
    </style:style>
    <style:style style:name="P6" style:family="paragraph" style:parent-style-name="Normal">
      <style:paragraph-properties fo:line-height="100%"/>
      <style:text-properties style:font-name="Nimbus Mono L1" officeooo:paragraph-rsid="00413295"/>
    </style:style>
    <style:style style:name="P7" style:family="paragraph" style:parent-style-name="Normal">
      <style:paragraph-properties fo:line-height="100%"/>
      <style:text-properties style:font-name="Nimbus Mono L1" officeooo:paragraph-rsid="0049621f"/>
    </style:style>
    <style:style style:name="P8" style:family="paragraph" style:parent-style-name="Normal">
      <style:paragraph-properties fo:line-height="100%"/>
      <style:text-properties style:font-name="Nimbus Mono L1" officeooo:paragraph-rsid="0056edf5"/>
    </style:style>
    <style:style style:name="P9" style:family="paragraph" style:parent-style-name="Normal">
      <style:paragraph-properties fo:line-height="100%" fo:text-align="center" style:justify-single-word="false"/>
      <style:text-properties style:font-name="Nimbus Mono L1" officeooo:paragraph-rsid="0059a4ec"/>
    </style:style>
    <style:style style:name="P10" style:family="paragraph" style:parent-style-name="Normal">
      <style:paragraph-properties fo:line-height="100%"/>
      <style:text-properties style:font-name="Nimbus Mono L1" officeooo:paragraph-rsid="005ba2e6"/>
    </style:style>
    <style:style style:name="P11" style:family="paragraph" style:parent-style-name="Normal">
      <style:paragraph-properties fo:line-height="100%"/>
      <style:text-properties style:font-name="Nimbus Mono L1" officeooo:rsid="0015962b" officeooo:paragraph-rsid="0015962b"/>
    </style:style>
    <style:style style:name="P12" style:family="paragraph" style:parent-style-name="Normal">
      <style:paragraph-properties fo:line-height="100%"/>
      <style:text-properties style:font-name="Nimbus Mono L1" officeooo:rsid="00347bae" officeooo:paragraph-rsid="00347bae"/>
    </style:style>
    <style:style style:name="P13" style:family="paragraph" style:parent-style-name="Normal">
      <style:paragraph-properties fo:line-height="100%"/>
      <style:text-properties style:font-name="Nimbus Mono L1" officeooo:rsid="00413295" officeooo:paragraph-rsid="00413295"/>
    </style:style>
    <style:style style:name="P14" style:family="paragraph" style:parent-style-name="Normal">
      <style:paragraph-properties fo:line-height="100%"/>
      <style:text-properties style:font-name="Nimbus Mono L1" officeooo:rsid="004186b4" officeooo:paragraph-rsid="004186b4"/>
    </style:style>
    <style:style style:name="P15" style:family="paragraph" style:parent-style-name="Normal">
      <style:text-properties style:font-name="Nimbus Mono L1" officeooo:paragraph-rsid="0047fc56"/>
    </style:style>
    <style:style style:name="P16" style:family="paragraph" style:parent-style-name="Normal">
      <style:paragraph-properties fo:line-height="100%" fo:text-align="center" style:justify-single-word="false"/>
      <style:text-properties style:font-name="Nimbus Mono L1" officeooo:rsid="0047fc56" officeooo:paragraph-rsid="0047fc56"/>
    </style:style>
    <style:style style:name="P17" style:family="paragraph" style:parent-style-name="Normal">
      <style:text-properties style:font-name="Nimbus Mono L1" officeooo:paragraph-rsid="0049621f"/>
    </style:style>
    <style:style style:name="P18" style:family="paragraph" style:parent-style-name="Normal">
      <style:paragraph-properties fo:line-height="100%" fo:text-align="center" style:justify-single-word="false"/>
      <style:text-properties style:font-name="Nimbus Mono L1" officeooo:rsid="0049621f" officeooo:paragraph-rsid="0049621f"/>
    </style:style>
    <style:style style:name="P19" style:family="paragraph" style:parent-style-name="Normal">
      <style:text-properties style:font-name="Nimbus Mono L1" officeooo:paragraph-rsid="0049cf8f"/>
    </style:style>
    <style:style style:name="P20" style:family="paragraph" style:parent-style-name="Normal">
      <style:text-properties style:font-name="Nimbus Mono L1" officeooo:paragraph-rsid="004e699e"/>
    </style:style>
    <style:style style:name="P21" style:family="paragraph" style:parent-style-name="Normal">
      <style:paragraph-properties fo:line-height="100%"/>
      <style:text-properties style:font-name="Nimbus Mono L1" officeooo:rsid="00503f4b" officeooo:paragraph-rsid="00503f4b"/>
    </style:style>
    <style:style style:name="P22" style:family="paragraph" style:parent-style-name="Normal">
      <style:text-properties style:font-name="Nimbus Mono L1" officeooo:paragraph-rsid="00503f4b"/>
    </style:style>
    <style:style style:name="P23" style:family="paragraph" style:parent-style-name="Normal">
      <style:text-properties officeooo:rsid="001bd773" officeooo:paragraph-rsid="001bd773"/>
    </style:style>
    <style:style style:name="P24" style:family="paragraph" style:parent-style-name="Normal">
      <style:text-properties officeooo:rsid="0026c881" officeooo:paragraph-rsid="0026c881"/>
    </style:style>
    <style:style style:name="P25" style:family="paragraph" style:parent-style-name="Character_20_speech">
      <style:paragraph-properties fo:line-height="100%"/>
      <style:text-properties style:font-name="Nimbus Mono L1" officeooo:paragraph-rsid="000e254e"/>
    </style:style>
    <style:style style:name="P26" style:family="paragraph" style:parent-style-name="Character_20_speech">
      <style:paragraph-properties fo:line-height="100%"/>
      <style:text-properties style:font-name="Nimbus Mono L1" officeooo:paragraph-rsid="001bd773"/>
    </style:style>
    <style:style style:name="P27" style:family="paragraph" style:parent-style-name="Character_20_speech">
      <style:paragraph-properties fo:line-height="100%"/>
      <style:text-properties style:font-name="Nimbus Mono L1" officeooo:paragraph-rsid="002699e7"/>
    </style:style>
    <style:style style:name="P28" style:family="paragraph" style:parent-style-name="Character_20_speech">
      <style:paragraph-properties fo:line-height="100%"/>
      <style:text-properties style:font-name="Nimbus Mono L1" officeooo:paragraph-rsid="00598217"/>
    </style:style>
    <style:style style:name="P29" style:family="paragraph" style:parent-style-name="Character_20_speech">
      <style:paragraph-properties fo:line-height="100%"/>
      <style:text-properties style:font-name="Nimbus Mono L1" officeooo:paragraph-rsid="005ba2e6"/>
    </style:style>
    <style:style style:name="P30" style:family="paragraph" style:parent-style-name="Character_20_speech">
      <style:paragraph-properties fo:line-height="100%"/>
      <style:text-properties style:font-name="Nimbus Mono L1" officeooo:rsid="001ac70b" officeooo:paragraph-rsid="001ac70b"/>
    </style:style>
    <style:style style:name="P31" style:family="paragraph" style:parent-style-name="Character_20_speech">
      <style:paragraph-properties fo:line-height="100%"/>
      <style:text-properties style:font-name="Nimbus Mono L1" officeooo:rsid="004186b4" officeooo:paragraph-rsid="004186b4"/>
    </style:style>
    <style:style style:name="P32" style:family="paragraph" style:parent-style-name="Character_20_speech">
      <style:text-properties style:font-name="Nimbus Mono L1" officeooo:paragraph-rsid="0047fc56"/>
    </style:style>
    <style:style style:name="P33" style:family="paragraph" style:parent-style-name="Character_20_speech">
      <style:paragraph-properties fo:line-height="100%"/>
      <style:text-properties style:font-name="Nimbus Mono L1" officeooo:rsid="001bd773" officeooo:paragraph-rsid="002699e7"/>
    </style:style>
    <style:style style:name="P34" style:family="paragraph" style:parent-style-name="Character_20_speech">
      <style:paragraph-properties fo:line-height="100%"/>
      <style:text-properties style:font-name="Nimbus Mono L1" officeooo:rsid="00567cbe" officeooo:paragraph-rsid="00567cbe"/>
    </style:style>
    <style:style style:name="P35" style:family="paragraph" style:parent-style-name="Character_20_speech">
      <style:paragraph-properties fo:line-height="100%"/>
      <style:text-properties style:font-name="Nimbus Mono L1" officeooo:rsid="0056edf5" officeooo:paragraph-rsid="0056edf5"/>
    </style:style>
    <style:style style:name="P36" style:family="paragraph" style:parent-style-name="Character_20_speech">
      <style:paragraph-properties fo:line-height="100%"/>
      <style:text-properties style:font-name="Nimbus Mono L1" officeooo:rsid="00598217" officeooo:paragraph-rsid="00598217"/>
    </style:style>
    <style:style style:name="P37" style:family="paragraph" style:parent-style-name="Character_20_speech">
      <style:paragraph-properties fo:line-height="100%"/>
      <style:text-properties style:font-name="Nimbus Mono L1" officeooo:rsid="005ba2e6" officeooo:paragraph-rsid="005ba2e6"/>
    </style:style>
    <style:style style:name="P38" style:family="paragraph" style:parent-style-name="Character_20_speech">
      <style:text-properties officeooo:rsid="0015962b" officeooo:paragraph-rsid="0015962b"/>
    </style:style>
    <style:style style:name="P39" style:family="paragraph" style:parent-style-name="Character_20_speech">
      <style:text-properties officeooo:rsid="001bd773" officeooo:paragraph-rsid="001bd773"/>
    </style:style>
    <style:style style:name="P40" style:family="paragraph" style:parent-style-name="Character_20_speech">
      <style:text-properties officeooo:rsid="001eb376" officeooo:paragraph-rsid="001eb376"/>
    </style:style>
    <style:style style:name="P41" style:family="paragraph" style:parent-style-name="Character_20_speech">
      <style:text-properties officeooo:rsid="0056edf5" officeooo:paragraph-rsid="0056edf5"/>
    </style:style>
    <style:style style:name="P42" style:family="paragraph" style:parent-style-name="Character_20_speech">
      <style:paragraph-properties fo:line-height="100%"/>
      <style:text-properties officeooo:paragraph-rsid="000e254e"/>
    </style:style>
    <style:style style:name="P43" style:family="paragraph" style:parent-style-name="Character_20_speech">
      <style:text-properties officeooo:rsid="00598217" officeooo:paragraph-rsid="00598217"/>
    </style:style>
    <style:style style:name="P44" style:family="paragraph" style:parent-style-name="Character_20_speech">
      <style:text-properties officeooo:rsid="001bc4b6" officeooo:paragraph-rsid="005ba2e6"/>
    </style:style>
    <style:style style:name="P45" style:family="paragraph" style:parent-style-name="Character_20_speech">
      <style:paragraph-properties fo:line-height="100%"/>
      <style:text-properties style:text-line-through-style="solid" style:text-line-through-type="single" style:font-name="Nimbus Mono L1" officeooo:paragraph-rsid="000e254e"/>
    </style:style>
    <style:style style:name="P46" style:family="paragraph" style:parent-style-name="Remark">
      <style:paragraph-properties fo:line-height="100%"/>
      <style:text-properties style:font-name="Nimbus Mono L1" officeooo:paragraph-rsid="000e254e"/>
    </style:style>
    <style:style style:name="P47" style:family="paragraph" style:parent-style-name="Remark">
      <style:paragraph-properties fo:line-height="100%"/>
      <style:text-properties style:font-name="Nimbus Mono L1" officeooo:paragraph-rsid="005ba2e6"/>
    </style:style>
    <style:style style:name="P48" style:family="paragraph" style:parent-style-name="Remark">
      <style:text-properties style:font-name="Nimbus Mono L1" officeooo:paragraph-rsid="0047fc56"/>
    </style:style>
    <style:style style:name="P49" style:family="paragraph" style:parent-style-name="Remark">
      <style:text-properties officeooo:rsid="001ec5f9" officeooo:paragraph-rsid="001ec5f9"/>
    </style:style>
    <style:style style:name="P50" style:family="paragraph" style:parent-style-name="Remark">
      <style:text-properties officeooo:rsid="0015962b"/>
    </style:style>
    <style:style style:name="P51" style:family="paragraph" style:parent-style-name="Remark">
      <style:text-properties officeooo:rsid="00369c48" officeooo:paragraph-rsid="00369c48"/>
    </style:style>
    <style:style style:name="P52" style:family="paragraph" style:parent-style-name="Remark">
      <style:text-properties officeooo:rsid="004186b4" officeooo:paragraph-rsid="004186b4"/>
    </style:style>
    <style:style style:name="P53" style:family="paragraph" style:parent-style-name="Remark">
      <style:text-properties officeooo:rsid="00567cbe" officeooo:paragraph-rsid="00567cbe"/>
    </style:style>
    <style:style style:name="P54" style:family="paragraph" style:parent-style-name="Remark">
      <style:text-properties officeooo:rsid="0056edf5" officeooo:paragraph-rsid="0056edf5"/>
    </style:style>
    <style:style style:name="P55" style:family="paragraph" style:parent-style-name="Remark">
      <style:text-properties officeooo:rsid="00598217" officeooo:paragraph-rsid="00598217"/>
    </style:style>
    <style:style style:name="P56" style:family="paragraph" style:parent-style-name="Remark">
      <style:text-properties officeooo:rsid="001bc4b6" officeooo:paragraph-rsid="005ba2e6"/>
    </style:style>
    <style:style style:name="P57" style:family="paragraph" style:parent-style-name="Remark">
      <style:text-properties officeooo:rsid="005ba2e6" officeooo:paragraph-rsid="005ba2e6"/>
    </style:style>
    <style:style style:name="P58" style:family="paragraph" style:parent-style-name="Remark">
      <style:paragraph-properties fo:line-height="100%"/>
      <style:text-properties style:text-line-through-style="solid" style:text-line-through-type="single" style:font-name="Nimbus Mono L1" officeooo:paragraph-rsid="000e254e"/>
    </style:style>
    <style:style style:name="P59" style:family="paragraph" style:parent-style-name="Character_20_name">
      <style:paragraph-properties fo:line-height="100%"/>
      <style:text-properties style:font-name="Nimbus Mono L1" officeooo:paragraph-rsid="000e254e"/>
    </style:style>
    <style:style style:name="P60" style:family="paragraph" style:parent-style-name="Character_20_name">
      <style:paragraph-properties fo:line-height="100%"/>
      <style:text-properties style:font-name="Nimbus Mono L1" officeooo:paragraph-rsid="001bd773"/>
    </style:style>
    <style:style style:name="P61" style:family="paragraph" style:parent-style-name="Character_20_name">
      <style:paragraph-properties fo:line-height="100%"/>
      <style:text-properties style:font-name="Nimbus Mono L1" officeooo:paragraph-rsid="00567cbe"/>
    </style:style>
    <style:style style:name="P62" style:family="paragraph" style:parent-style-name="Character_20_name">
      <style:paragraph-properties fo:line-height="100%"/>
      <style:text-properties style:font-name="Nimbus Mono L1" officeooo:paragraph-rsid="005ba2e6"/>
    </style:style>
    <style:style style:name="P63" style:family="paragraph" style:parent-style-name="Character_20_name">
      <style:paragraph-properties fo:line-height="100%"/>
      <style:text-properties style:font-name="Nimbus Mono L1" officeooo:rsid="004186b4" officeooo:paragraph-rsid="004186b4"/>
    </style:style>
    <style:style style:name="P64" style:family="paragraph" style:parent-style-name="Character_20_name">
      <style:paragraph-properties fo:line-height="100%"/>
      <style:text-properties style:font-name="Nimbus Mono L1" officeooo:rsid="004186b4" officeooo:paragraph-rsid="00598217"/>
    </style:style>
    <style:style style:name="P65" style:family="paragraph" style:parent-style-name="Character_20_name">
      <style:text-properties style:font-name="Nimbus Mono L1" officeooo:paragraph-rsid="0047fc56"/>
    </style:style>
    <style:style style:name="P66" style:family="paragraph" style:parent-style-name="Character_20_name">
      <style:text-properties style:font-name="Nimbus Mono L1" officeooo:paragraph-rsid="004fb663"/>
    </style:style>
    <style:style style:name="P67" style:family="paragraph" style:parent-style-name="Character_20_name">
      <style:paragraph-properties fo:line-height="100%"/>
      <style:text-properties style:font-name="Nimbus Mono L1" officeooo:rsid="0056edf5" officeooo:paragraph-rsid="0056edf5"/>
    </style:style>
    <style:style style:name="P68" style:family="paragraph" style:parent-style-name="Character_20_name">
      <style:paragraph-properties fo:line-height="100%"/>
      <style:text-properties style:font-name="Nimbus Mono L1" officeooo:rsid="005ba2e6" officeooo:paragraph-rsid="005ba2e6"/>
    </style:style>
    <style:style style:name="P69" style:family="paragraph" style:parent-style-name="Character_20_name">
      <style:text-properties officeooo:rsid="0015962b" officeooo:paragraph-rsid="0015962b"/>
    </style:style>
    <style:style style:name="P70" style:family="paragraph" style:parent-style-name="Character_20_name">
      <style:text-properties officeooo:rsid="001bd773" officeooo:paragraph-rsid="001bd773"/>
    </style:style>
    <style:style style:name="P71" style:family="paragraph" style:parent-style-name="Character_20_name">
      <style:text-properties officeooo:rsid="0056edf5" officeooo:paragraph-rsid="0056edf5"/>
    </style:style>
    <style:style style:name="P72" style:family="paragraph" style:parent-style-name="Character_20_name">
      <style:text-properties officeooo:rsid="00598217" officeooo:paragraph-rsid="00598217"/>
    </style:style>
    <style:style style:name="P73" style:family="paragraph" style:parent-style-name="Character_20_name">
      <style:text-properties officeooo:rsid="001bc4b6" officeooo:paragraph-rsid="005ba2e6"/>
    </style:style>
    <style:style style:name="P74" style:family="paragraph" style:parent-style-name="Normal">
      <style:paragraph-properties fo:margin-left="0cm" fo:margin-right="3.75cm" fo:line-height="100%" fo:text-indent="0cm" style:auto-text-indent="false"/>
      <style:text-properties style:font-name="Nimbus Mono L1" officeooo:rsid="0056edf5" officeooo:paragraph-rsid="0056edf5"/>
    </style:style>
    <style:style style:name="P75" style:family="paragraph" style:parent-style-name="Normal">
      <style:paragraph-properties fo:margin-left="0cm" fo:margin-right="3.75cm" fo:margin-top="0.499cm" fo:margin-bottom="0cm" loext:contextual-spacing="false" fo:line-height="100%" fo:text-align="start" style:justify-single-word="false" fo:text-indent="0cm" style:auto-text-indent="false"/>
      <style:text-properties style:font-name="Nimbus Mono L1" officeooo:rsid="001bc4b6" officeooo:paragraph-rsid="005d3ed1"/>
    </style:style>
    <style:style style:name="P76" style:family="paragraph" style:parent-style-name="Normal" style:master-page-name="">
      <style:paragraph-properties fo:margin-left="0cm" fo:margin-right="0cm" fo:margin-top="0.499cm" fo:margin-bottom="0cm" loext:contextual-spacing="false" fo:line-height="100%" fo:text-align="center" style:justify-single-word="false" fo:text-indent="0cm" style:auto-text-indent="false" style:page-number="auto"/>
      <style:text-properties style:font-name="Nimbus Mono L1" officeooo:rsid="0059a4ec" officeooo:paragraph-rsid="0059a4ec"/>
    </style:style>
    <style:style style:name="P77" style:family="paragraph" style:parent-style-name="Normal" style:master-page-name="">
      <style:paragraph-properties fo:margin-left="0cm" fo:margin-right="0cm" fo:margin-top="0.499cm" fo:margin-bottom="0cm" loext:contextual-spacing="false" fo:line-height="100%" fo:text-align="center" style:justify-single-word="false" fo:text-indent="0cm" style:auto-text-indent="false" style:page-number="auto"/>
      <style:text-properties style:font-name="Nimbus Mono L1" officeooo:rsid="0059a4ec" officeooo:paragraph-rsid="005ba2e6"/>
    </style:style>
    <style:style style:name="P78" style:family="paragraph" style:parent-style-name="Text_20_body" style:list-style-name="">
      <style:paragraph-properties fo:line-height="100%"/>
      <style:text-properties officeooo:rsid="0074c6b6" officeooo:paragraph-rsid="0074c6b6"/>
    </style:style>
    <style:style style:name="P79" style:family="paragraph" style:parent-style-name="Text_20_body" style:list-style-name="">
      <style:paragraph-properties fo:line-height="100%" fo:padding="0.074cm" fo:border-left="none" fo:border-right="none" fo:border-top="none" fo:border-bottom="0.06pt solid #000000" style:join-border="false"/>
      <style:text-properties officeooo:rsid="0074c6b6" officeooo:paragraph-rsid="0074c6b6"/>
    </style:style>
    <style:style style:name="P80" style:family="paragraph" style:parent-style-name="Normal">
      <style:paragraph-properties fo:text-align="center" style:justify-single-word="false"/>
      <style:text-properties fo:background-color="transparent"/>
    </style:style>
    <style:style style:name="P81" style:family="paragraph" style:parent-style-name="Normal">
      <style:paragraph-properties fo:line-height="100%"/>
      <style:text-properties style:font-name="Nimbus Mono L1" officeooo:rsid="008153c6" officeooo:paragraph-rsid="008153c6"/>
    </style:style>
    <style:style style:name="P82" style:family="paragraph" style:parent-style-name="Normal">
      <style:paragraph-properties fo:line-height="100%"/>
      <style:text-properties style:font-name="Nimbus Mono L1" officeooo:paragraph-rsid="008153c6"/>
    </style:style>
    <style:style style:name="P83" style:family="paragraph" style:parent-style-name="Normal">
      <style:paragraph-properties fo:line-height="100%"/>
      <style:text-properties style:font-name="Nimbus Mono L1" officeooo:paragraph-rsid="0083110e"/>
    </style:style>
    <style:style style:name="P84" style:family="paragraph" style:parent-style-name="Normal">
      <style:paragraph-properties fo:line-height="100%"/>
      <style:text-properties style:font-name="Nimbus Mono L1" officeooo:paragraph-rsid="0083bbc5"/>
    </style:style>
    <style:style style:name="P85" style:family="paragraph" style:parent-style-name="Normal">
      <style:paragraph-properties fo:line-height="100%"/>
      <style:text-properties style:font-name="Nimbus Mono L1" officeooo:paragraph-rsid="004bad5a"/>
    </style:style>
    <style:style style:name="P86" style:family="paragraph" style:parent-style-name="Normal">
      <style:text-properties officeooo:rsid="0072cf57" officeooo:paragraph-rsid="0072cf57"/>
    </style:style>
    <style:style style:name="P87" style:family="paragraph" style:parent-style-name="Normal">
      <style:paragraph-properties fo:line-height="100%"/>
      <style:text-properties officeooo:paragraph-rsid="000e254e"/>
    </style:style>
    <style:style style:name="P88" style:family="paragraph" style:parent-style-name="Heading_20_2" style:list-style-name="">
      <style:paragraph-properties fo:line-height="100%"/>
      <style:text-properties officeooo:paragraph-rsid="00857847"/>
    </style:style>
    <style:style style:name="P89" style:family="paragraph" style:parent-style-name="Character_20_name">
      <style:paragraph-properties fo:line-height="100%"/>
      <style:text-properties style:font-name="Nimbus Mono L1" officeooo:paragraph-rsid="008153c6"/>
    </style:style>
    <style:style style:name="P90" style:family="paragraph" style:parent-style-name="Character_20_name">
      <style:paragraph-properties fo:line-height="100%"/>
      <style:text-properties style:font-name="Nimbus Mono L1" officeooo:paragraph-rsid="0083110e"/>
    </style:style>
    <style:style style:name="P91" style:family="paragraph" style:parent-style-name="Character_20_name">
      <style:paragraph-properties fo:line-height="100%"/>
      <style:text-properties style:font-name="Nimbus Mono L1" officeooo:paragraph-rsid="0083bbc5"/>
    </style:style>
    <style:style style:name="P92" style:family="paragraph" style:parent-style-name="Character_20_name">
      <style:text-properties style:font-name="Nimbus Mono L1" officeooo:paragraph-rsid="0072cf57"/>
    </style:style>
    <style:style style:name="P93" style:family="paragraph" style:parent-style-name="Character_20_name">
      <style:paragraph-properties fo:line-height="100%"/>
      <style:text-properties style:font-name="Nimbus Mono L1" officeooo:paragraph-rsid="000e254e" fo:background-color="transparent"/>
    </style:style>
    <style:style style:name="P94" style:family="paragraph" style:parent-style-name="Character_20_name">
      <style:text-properties officeooo:rsid="0072cf57" officeooo:paragraph-rsid="0072cf57"/>
    </style:style>
    <style:style style:name="P95" style:family="paragraph" style:parent-style-name="Character_20_speech">
      <style:paragraph-properties fo:line-height="100%"/>
      <style:text-properties style:font-name="Nimbus Mono L1" officeooo:paragraph-rsid="000e254e" fo:background-color="transparent"/>
    </style:style>
    <style:style style:name="P96" style:family="paragraph" style:parent-style-name="Character_20_speech">
      <style:paragraph-properties fo:line-height="100%"/>
      <style:text-properties style:font-name="Nimbus Mono L1" officeooo:rsid="008153c6" officeooo:paragraph-rsid="008153c6"/>
    </style:style>
    <style:style style:name="P97" style:family="paragraph" style:parent-style-name="Character_20_speech">
      <style:paragraph-properties fo:line-height="100%"/>
      <style:text-properties style:font-name="Nimbus Mono L1" officeooo:rsid="008c7dd3" officeooo:paragraph-rsid="008c7dd3"/>
    </style:style>
    <style:style style:name="P98" style:family="paragraph" style:parent-style-name="Character_20_speech">
      <style:paragraph-properties fo:line-height="100%"/>
      <style:text-properties style:font-name="Nimbus Mono L1" officeooo:rsid="0083110e" officeooo:paragraph-rsid="0083110e"/>
    </style:style>
    <style:style style:name="P99" style:family="paragraph" style:parent-style-name="Character_20_speech">
      <style:paragraph-properties fo:line-height="100%"/>
      <style:text-properties style:font-name="Nimbus Mono L1" officeooo:rsid="0083110e" officeooo:paragraph-rsid="0083bbc5"/>
    </style:style>
    <style:style style:name="P100" style:family="paragraph" style:parent-style-name="Character_20_speech">
      <style:text-properties style:font-name="Nimbus Mono L1" officeooo:paragraph-rsid="0072cf57"/>
    </style:style>
    <style:style style:name="P101" style:family="paragraph" style:parent-style-name="Character_20_speech">
      <style:text-properties officeooo:rsid="0072cf57" officeooo:paragraph-rsid="0072cf57"/>
    </style:style>
    <style:style style:name="P102" style:family="paragraph" style:parent-style-name="Remark">
      <style:text-properties officeooo:rsid="0083110e" officeooo:paragraph-rsid="0083110e"/>
    </style:style>
    <style:style style:name="P103" style:family="paragraph" style:parent-style-name="Remark">
      <style:text-properties officeooo:rsid="0072cf57" officeooo:paragraph-rsid="0072cf57"/>
    </style:style>
    <style:style style:name="P104" style:family="paragraph" style:parent-style-name="Remark">
      <style:text-properties style:font-name="Nimbus Mono L1" officeooo:paragraph-rsid="0072cf57"/>
    </style:style>
    <style:style style:name="T1" style:family="text">
      <style:text-properties officeooo:rsid="000eda05"/>
    </style:style>
    <style:style style:name="T2" style:family="text">
      <style:text-properties officeooo:rsid="00117c65"/>
    </style:style>
    <style:style style:name="T3" style:family="text">
      <style:text-properties officeooo:rsid="0012693f"/>
    </style:style>
    <style:style style:name="T4" style:family="text">
      <style:text-properties officeooo:rsid="0015962b"/>
    </style:style>
    <style:style style:name="T5" style:family="text">
      <style:text-properties officeooo:rsid="001710c1"/>
    </style:style>
    <style:style style:name="T6" style:family="text">
      <style:text-properties officeooo:rsid="0018580e"/>
    </style:style>
    <style:style style:name="T7" style:family="text">
      <style:text-properties officeooo:rsid="001bd773"/>
    </style:style>
    <style:style style:name="T8" style:family="text">
      <style:text-properties officeooo:rsid="001fc1b6"/>
    </style:style>
    <style:style style:name="T9" style:family="text">
      <style:text-properties officeooo:rsid="00229da9"/>
    </style:style>
    <style:style style:name="T10" style:family="text">
      <style:text-properties officeooo:rsid="0028b6d2"/>
    </style:style>
    <style:style style:name="T11" style:family="text">
      <style:text-properties officeooo:rsid="002b7592"/>
    </style:style>
    <style:style style:name="T12" style:family="text">
      <style:text-properties officeooo:rsid="002d562c"/>
    </style:style>
    <style:style style:name="T13" style:family="text">
      <style:text-properties officeooo:rsid="002fad4a"/>
    </style:style>
    <style:style style:name="T14" style:family="text">
      <style:text-properties officeooo:rsid="0030c0bb"/>
    </style:style>
    <style:style style:name="T15" style:family="text">
      <style:text-properties officeooo:rsid="0032c202"/>
    </style:style>
    <style:style style:name="T16" style:family="text">
      <style:text-properties officeooo:rsid="003712a8"/>
    </style:style>
    <style:style style:name="T17" style:family="text">
      <style:text-properties officeooo:rsid="003856f2"/>
    </style:style>
    <style:style style:name="T18" style:family="text">
      <style:text-properties officeooo:rsid="003f59af"/>
    </style:style>
    <style:style style:name="T19" style:family="text">
      <style:text-properties officeooo:rsid="00413295"/>
    </style:style>
    <style:style style:name="T20" style:family="text">
      <style:text-properties officeooo:rsid="004186b4"/>
    </style:style>
    <style:style style:name="T21" style:family="text">
      <style:text-properties officeooo:rsid="00427a6a"/>
    </style:style>
    <style:style style:name="T22" style:family="text">
      <style:text-properties officeooo:rsid="004b402b"/>
    </style:style>
    <style:style style:name="T23" style:family="text">
      <style:text-properties officeooo:rsid="004bad5a"/>
    </style:style>
    <style:style style:name="T24" style:family="text">
      <style:text-properties officeooo:rsid="004fb663"/>
    </style:style>
    <style:style style:name="T25" style:family="text">
      <style:text-properties officeooo:rsid="00503f4b"/>
    </style:style>
    <style:style style:name="T26" style:family="text">
      <style:text-properties officeooo:rsid="0051db1c"/>
    </style:style>
    <style:style style:name="T27" style:family="text">
      <style:text-properties officeooo:rsid="0054d4d7"/>
    </style:style>
    <style:style style:name="T28" style:family="text">
      <style:text-properties officeooo:rsid="00554008"/>
    </style:style>
    <style:style style:name="T29" style:family="text">
      <style:text-properties style:font-name="Nimbus Mono L1"/>
    </style:style>
    <style:style style:name="T30" style:family="text">
      <style:text-properties style:font-name="Nimbus Mono L1" officeooo:rsid="00117c65"/>
    </style:style>
    <style:style style:name="T31" style:family="text">
      <style:text-properties style:font-name="Nimbus Mono L1" officeooo:rsid="00229da9"/>
    </style:style>
    <style:style style:name="T32" style:family="text">
      <style:text-properties style:font-name="Nimbus Mono L1" officeooo:rsid="00864036"/>
    </style:style>
    <style:style style:name="T33" style:family="text">
      <style:text-properties style:font-name="Nimbus Mono L1" officeooo:rsid="00857847"/>
    </style:style>
    <style:style style:name="T34" style:family="text">
      <style:text-properties style:font-name="Nimbus Mono L1" officeooo:rsid="0074c6b6"/>
    </style:style>
    <style:style style:name="T35" style:family="text">
      <style:text-properties style:font-name="Nimbus Mono L1" officeooo:rsid="0075f0e8"/>
    </style:style>
    <style:style style:name="T36" style:family="text">
      <style:text-properties officeooo:rsid="00598217"/>
    </style:style>
    <style:style style:name="T37" style:family="text">
      <style:text-properties officeooo:rsid="0059a4ec"/>
    </style:style>
    <style:style style:name="T38" style:family="text">
      <style:text-properties officeooo:rsid="005ba2e6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63d6ff" fo:background-color="#ffff00" loext:char-shading-value="0"/>
    </style:style>
    <style:style style:name="T41" style:family="text">
      <style:text-properties officeooo:rsid="00623af7" fo:background-color="#ffff00" loext:char-shading-value="0"/>
    </style:style>
    <style:style style:name="T42" style:family="text">
      <style:text-properties officeooo:rsid="00229da9" fo:background-color="#ffff00" loext:char-shading-value="0"/>
    </style:style>
    <style:style style:name="T43" style:family="text">
      <style:text-properties officeooo:rsid="00688d0e"/>
    </style:style>
    <style:style style:name="T44" style:family="text">
      <style:text-properties officeooo:rsid="00691cbd"/>
    </style:style>
    <style:style style:name="T45" style:family="text">
      <style:text-properties officeooo:rsid="00729f93"/>
    </style:style>
    <style:style style:name="T46" style:family="text">
      <style:text-properties officeooo:rsid="0072bd5f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623af7" fo:background-color="transparent" loext:char-shading-value="0"/>
    </style:style>
    <style:style style:name="T49" style:family="text">
      <style:text-properties officeooo:rsid="00864f65" fo:background-color="transparent" loext:char-shading-value="0"/>
    </style:style>
    <style:style style:name="T50" style:family="text">
      <style:text-properties officeooo:rsid="007bbb5c" fo:background-color="transparent" loext:char-shading-value="0"/>
    </style:style>
    <style:style style:name="T51" style:family="text">
      <style:text-properties officeooo:rsid="00229da9" fo:background-color="transparent" loext:char-shading-value="0"/>
    </style:style>
    <style:style style:name="T52" style:family="text">
      <style:text-properties officeooo:rsid="0079c22b" fo:background-color="transparent" loext:char-shading-value="0"/>
    </style:style>
    <style:style style:name="T53" style:family="text">
      <style:text-properties officeooo:rsid="0063d6ff" fo:background-color="transparent" loext:char-shading-value="0"/>
    </style:style>
    <style:style style:name="T54" style:family="text">
      <style:text-properties officeooo:rsid="00688d0e" fo:background-color="transparent" loext:char-shading-value="0"/>
    </style:style>
    <style:style style:name="T55" style:family="text">
      <style:text-properties officeooo:rsid="008153c6"/>
    </style:style>
    <style:style style:name="T56" style:family="text">
      <style:text-properties officeooo:rsid="0082fd98"/>
    </style:style>
    <style:style style:name="T57" style:family="text">
      <style:text-properties officeooo:rsid="0083110e"/>
    </style:style>
    <style:style style:name="T58" style:family="text">
      <style:text-properties officeooo:rsid="0083bbc5"/>
    </style:style>
    <style:style style:name="T59" style:family="text">
      <style:text-properties officeooo:rsid="008b6aa7"/>
    </style:style>
    <style:style style:name="T60" style:family="text">
      <style:text-properties officeooo:rsid="0084c1cc"/>
    </style:style>
    <style:style style:name="T61" style:family="text">
      <style:text-properties officeooo:rsid="0072cf57"/>
    </style:style>
    <style:style style:name="T62" style:family="text">
      <style:text-properties officeooo:rsid="00851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33">К</text:span><text:span text:style-name="T29">онст</text:span><text:span text:style-name="T35">а</text:span><text:span text:style-name="T29">нтин Дмитриев</text:span></text:p>
      <text:h text:style-name="P88" text:outline-level="2"><text:span text:style-name="T33">Марья Моревна </text:span><text:span text:style-name="T32">- </text:span><text:span text:style-name="T33">эпизод 1</text:span><text:span text:style-name="T32"> </text:span><text:span text:style-name="T34">(3)</text:span></text:h>
      <text:p text:style-name="P78"><text:span text:style-name="T29">СЦЕНАРИЙ МУЛЬТИПЛИКАЦИОННОГО ФИЛЬМА</text:span></text:p>
      <text:p text:style-name="P79"><text:span text:style-name="T29"/></text:p>
      <text:p text:style-name="P78"><text:span text:style-name="T29"/></text:p>
      <text:p text:style-name="P78"><text:span text:style-name="T29"/></text:p>
      <text:p text:style-name="P87"><text:bookmark text:name="line-306"/><text:span text:style-name="T29">НАТ. ПОМЕСТЬЕ МАРЬИ МОРЕВНЫ ДЕНЬ </text:span><text:bookmark text:name="line-307"/></text:p>
      <text:p text:style-name="P2">Поместье Марьи Моревны представляет собой дворец на холме, два гаража, вокруг сад, что-то типа рощицы. Дворец обнесён стеной.<text:bookmark text:name="line-314"/><text:bookmark text:name="line-315"/></text:p>
      <text:p text:style-name="P2"><text:bookmark text:name="line-316"/>НАТ. ПОМЕСТЬЕ МАРЬИ МОРЕВНЫ РОЩА ДЕНЬ <text:bookmark text:name="line-317"/></text:p>
      <text:p text:style-name="P3"><text:bookmark text:name="line-318"/><text:bookmark text:name="line-319"/>АГЕНТ сидит в зарослях возле стены дома. <text:span text:style-name="T4">Рядом с ним с</text:span>тена дома заминирована большим количеством взрывчатки.</text:p>
      <text:p text:style-name="P11">Агент держит рацию возле уха.</text:p>
      <text:p text:style-name="P69">АГЕНТ</text:p>
      <text:p text:style-name="P50">(в рацию)</text:p>
      <text:p text:style-name="P38">Сокол, сокол, я <text:span text:style-name="T6">ястреб</text:span>. Доложите обстановку.</text:p>
      <text:p text:style-name="P4">Слышится <text:span text:style-name="T4">треск кустов и сучьев. Из рощицы прям в небо с воплем вылетает чьё-то тело</text:span>, <text:span text:style-name="T4">подброшенное</text:span> в воздух неведомой силой, <text:span text:style-name="T4">и улетает за стену замка</text:span>. </text:p>
      <text:p text:style-name="P4"><text:span text:style-name="T1">Агент </text:span>с ужасом провожает взглядом пролетевшее по небу тело. <text:span text:style-name="T5">Озирается по сторонам.</text:span></text:p>
      <text:p text:style-name="P3">Агент стирает со лба пот и опускает глаза на шнур, тянующийся <text:span text:style-name="T5">к</text:span> взрывчатк<text:span text:style-name="T5">е</text:span>. Дрожащими руками достаёт коробок спичек. Чиркает спичкой о коробок. <text:bookmark text:name="line-320"/><text:bookmark text:name="line-321"/></text:p>
      <text:p text:style-name="P2">В это время за его спиной откуда-то сверху на верёвке вниз головой свешивается Иван. Колыхание воздуха от этого движения тушит спичку. <text:bookmark text:name="line-322"/><text:bookmark text:name="line-323"/></text:p>
      <text:p text:style-name="P59">ИВАН</text:p>
      <text:p text:style-name="P25">Что забыл здесь, добрый молодец? <text:bookmark text:name="line-324"/><text:bookmark text:name="line-325"/></text:p>
      <text:p text:style-name="P2">Агент от неожиданности кричит и вскакивает. Иван в это время отцепляется и становится ногами на землю.</text:p>
      <text:p text:style-name="P61"><text:soft-page-break/>АГЕНТ</text:p>
      <text:p text:style-name="P53">(в панике)</text:p>
      <text:p text:style-name="P34">Не подходи, не подходи!</text:p>
      <text:p text:style-name="P2">Агент выхватывает нож. Затем, подумав, другой рукой достаёт из нагрудного кармана удостоверение.<text:bookmark text:name="line-328"/><text:bookmark text:name="line-329"/></text:p>
      <text:p text:style-name="P59">АГЕНТ</text:p>
      <text:p text:style-name="P25">Я правительственный агент! <text:bookmark text:name="line-330"/><text:bookmark text:name="line-331"/></text:p>
      <text:p text:style-name="P59">ИВАН</text:p>
      <text:p text:style-name="P46">(устало)</text:p>
      <text:p text:style-name="P25">Знаю-знаю... <text:span text:style-name="T39">А я </text:span><text:span text:style-name="T41">тут живу, между прочим</text:span><text:span text:style-name="T39">. </text:span><text:bookmark text:name="line-332"/><text:bookmark text:name="line-333"/></text:p>
      <text:p text:style-name="P2"><text:bookmark text:name="line-334"/>НАТ. ПОМЕСТЬЕ МОРЕВНЫ ДВОР ДЕНЬ<text:bookmark text:name="line-335"/></text:p>
      <text:p text:style-name="P8"><text:bookmark text:name="line-336"/><text:bookmark text:name="line-337"/>Иван выходит из рощи, тащит Агента за ногу. На голове агента огромная шишка. Во второй руке Иван несёт огромную пачку взрывчатки, которой была заминирована стена. В самом центре двора стоит угрожающего вида катапульта. Агент отчаянно скребёт пальцами по земле, но Иван уверенно идёт шаг за шагом вперёд по направлению к катапульте. </text:p>
      <text:p text:style-name="P8">Из дверей дома выходит Марья Моревна.</text:p>
      <text:p text:style-name="P9"><text:span text:style-name="T37">--------------------------</text:span> <text:span text:style-name="T37">ВАРИАНТ 1 --------------------------</text:span></text:p>
      <text:p text:style-name="P67">МАРЬЯ МОРЕВНА</text:p>
      <text:p text:style-name="P35">Попался, голубчик...</text:p>
      <text:p text:style-name="P71">АГЕНТ</text:p>
      <text:p text:style-name="P54">(поднимает голову)</text:p>
      <text:p text:style-name="P41">Я не «голубчик», я ястреб!</text:p>
      <text:p text:style-name="P71">ИВАН</text:p>
      <text:p text:style-name="P41">Лети-лети, ястреб.</text:p>
      <text:p text:style-name="P74">Нажимает на спуск и катапульта выбрасывает вопящего Агента в воздух, далеко за стену поместья.</text:p>
      <text:p text:style-name="P59">ИВАН</text:p>
      <text:p text:style-name="P54">(поворачивается к Моревне)</text:p>
      <text:p text:style-name="P42"><text:span text:style-name="T29">Ах, Марья Моревна, вот чего я всё в толк не возьму - у нас что тут, мёдом намазано? Вроде и не так уж богато живём, а лезут они к нам и лезут, </text:span><text:span text:style-name="T31">эти солдаты</text:span><text:span text:style-name="T29">! Будто других </text:span><text:span text:style-name="T30">замков вокруг</text:span><text:span text:style-name="T29"> </text:span><text:soft-page-break/><text:span text:style-name="T29">никаких нету!</text:span></text:p>
      <text:p text:style-name="P76">-------------------------- ВАРИАНТ 2 --------------------------</text:p>
      <text:p text:style-name="P62">ИВАН</text:p>
      <text:p text:style-name="P47">(не прекращая идти)</text:p>
      <text:p text:style-name="P29">Ах, Марья Моревна, вот чего я всё в толк не возьму - у нас что тут, мёдом намазано? Вроде и не так уж богато живём, а лезут они к нам и лезут, <text:span text:style-name="T9">эти солдаты</text:span>! </text:p>
      <text:p text:style-name="P10">Кладёт Агента на катапульту. <text:bookmark text:name="line-343"/><text:bookmark text:name="line-342"/></text:p>
      <text:p text:style-name="P62">ИВАН</text:p>
      <text:p text:style-name="P29">...Будто других <text:span text:style-name="T2">замков вокруг</text:span> никаких нету!</text:p>
      <text:p text:style-name="P10">Нажимает на спуск и катапульта выбрасывает вопящего Агента в воздух, далеко за стену поместья.</text:p>
      <text:p text:style-name="P73">ИВАН</text:p>
      <text:p text:style-name="P56">(провожает взглядом)</text:p>
      <text:p text:style-name="P44">Полетел, ястреб...</text:p>
      <text:p text:style-name="P77">-------------------------- ВАРИАНТ 3 --------------------------</text:p>
      <text:p text:style-name="P62">ИВАН</text:p>
      <text:p text:style-name="P47">(не прекращая идти)</text:p>
      <text:p text:style-name="P29">Ах<text:span text:style-name="T47">, Марья Моревна, </text:span><text:span text:style-name="T53">я наверное чего-то не понимаю</text:span><text:span text:style-name="T47"> - у нас что тут, мёдом намазано? Вроде и не так уж богато живём, а лезут они к нам и лезут </text:span><text:span text:style-name="T51">эти г... г... голубчики</text:span><text:span text:style-name="T47">!</text:span><text:bookmark text:name="line-3411"/><text:bookmark text:name="line-3401"/></text:p>
      <text:p text:style-name="P10">Кладёт Агента на катапульту. <text:bookmark text:name="line-3431"/><text:bookmark text:name="line-3421"/></text:p>
      <text:p text:style-name="P68">АГЕНТ</text:p>
      <text:p text:style-name="P57">(очухивается)</text:p>
      <text:p text:style-name="P37">Я не голубчик, я ястреб.</text:p>
      <text:p text:style-name="P37"/>
      <text:p text:style-name="P73">ИВАН</text:p>
      <text:p text:style-name="P56">(<text:span text:style-name="T38">агенту</text:span>)</text:p>
      <text:p text:style-name="P37">Лети-лети, ястреб.</text:p>
      <text:p text:style-name="P10">Нажимает на спуск и катапульта выбрасывает вопящего Агента в воздух, далеко за стену поместья.</text:p>
      <text:p text:style-name="P77"><text:soft-page-break/>----------<text:span text:style-name="T47">------------------ ДАЛЕЕ ----------------------------</text:span></text:p>
      <text:p text:style-name="P93">МАРЬЯ МОРЕВНА</text:p>
      <text:p text:style-name="P95">А <text:span text:style-name="T43">я думала тебе нравится</text:span>.<text:bookmark text:name="line-348"/><text:bookmark text:name="line-349"/></text:p>
      <text:p text:style-name="P93">ИВАН</text:p>
      <text:p text:style-name="P25"><text:span text:style-name="T47">Ещё </text:span><text:span text:style-name="T54">бы</text:span><text:span text:style-name="T47"> </text:span><text:span text:style-name="T54">не нравится</text:span><text:span text:style-name="T47">! Но ск</text:span>ажи, зачем было сбрасывать <text:span text:style-name="T2">ему</text:span> на голову мой <text:span text:style-name="T2">ящик с инструментами</text:span>?<text:bookmark text:name="line-350"/><text:bookmark text:name="line-351"/></text:p>
      <text:p text:style-name="P2"><text:bookmark text:name="line-352"/>НАТ. ПОМЕСТЬЕ МАРЬИ МОРЕВНЫ РОЩА ДЕНЬ ВОСПОМИНАНИЕ <text:bookmark text:name="line-353"/></text:p>
      <text:p text:style-name="P2"><text:bookmark text:name="line-354"/><text:bookmark text:name="line-355"/>Анимация в стиле чиби. Агент стоит с ножом и удостоверением напротив Ивана, а сверху из окна Марья Моревна выбрасывает на голову Агента <text:span text:style-name="T2">ящик с инструментами</text:span>. Иван от неожиданности подскакивает и трясёт кулаками. <text:bookmark text:name="line-356"/><text:bookmark text:name="line-357"/></text:p>
      <text:p text:style-name="P2"><text:bookmark text:name="line-358"/><text:bookmark text:name="line-359"/>НАТ. ПОМЕСТЬЕ МОРЕВНЫ ДВОР ДЕНЬ </text:p>
      <text:p text:style-name="P75">Марья Моревна выводит мотоцикл из гаража.</text:p>
      <text:p text:style-name="P59">ИВАН</text:p>
      <text:p text:style-name="P30">И что ты им такого сделала, что они так хотят до тебя добраться?</text:p>
      <text:p text:style-name="P30"/>
      <text:p text:style-name="P30"><text:tab/><text:tab/>МАРЬЯ МОРЕВНА</text:p>
      <text:p text:style-name="P30"><text:tab/>(пожимает плечами)</text:p>
      <text:p text:style-name="P30">Понятия не имею.</text:p>
      <text:p text:style-name="P24">Заводит мотоцикл.</text:p>
      <text:p text:style-name="P70">ИВАН</text:p>
      <text:p text:style-name="P49">(<text:span text:style-name="T8">как бы только сейчас </text:span>замечает мотоцикл)</text:p>
      <text:p text:style-name="P40">Ты надолго?</text:p>
      <text:p text:style-name="P59">МАРЬЯ МОРЕВНА</text:p>
      <text:p text:style-name="P27">Я собираюсь на слёт байкеров. <text:span text:style-name="T3">Д</text:span>о завтра не вернусь. </text:p>
      <text:p text:style-name="P33">Ужин на плите, дрова в сарае, собачья еда под раковиной...</text:p>
      <text:p text:style-name="P70">ИВАН</text:p>
      <text:p text:style-name="P39">У нас что, ещё собаки есть?</text:p>
      <text:p text:style-name="P60">МАРЬЯ МОРЕВНА</text:p>
      <text:p text:style-name="P51">(про<text:span text:style-name="T16">д</text:span>олжает)</text:p>
      <text:p text:style-name="P26">...<text:span text:style-name="T7">если отключат свет — не забудь </text:span><text:soft-page-break/><text:span text:style-name="T7">включить генератор и перезагрузить систему ПВО.</text:span></text:p>
      <text:p text:style-name="P23">Иван слушает всё это и кивает головой.</text:p>
      <text:p text:style-name="P60">МАРЬЯ МОРЕВНА</text:p>
      <text:p text:style-name="P46">(достаёт ключи<text:bookmark text:name="line-372"/><text:bookmark text:name="line-373"/>)</text:p>
      <text:p text:style-name="P25">Вот тебе ключи от всех дверей в доме. Можешь ходить куда угодно, но вот этот ключ не трогай и дверь, которую он отпирает не открывай.<text:bookmark text:name="line-374"/><text:bookmark text:name="line-375"/></text:p>
      <text:p text:style-name="P59">ИВАН</text:p>
      <text:p text:style-name="P46">(берёт ключи)</text:p>
      <text:p text:style-name="P25">А почему?<text:bookmark text:name="line-376"/><text:bookmark text:name="line-377"/></text:p>
      <text:p text:style-name="P59">МАРЬЯ МОРЕВНА</text:p>
      <text:p text:style-name="P46">(топнув ножкой)</text:p>
      <text:p text:style-name="P25">Ни-зя, сказала! <text:bookmark text:name="line-378"/><text:bookmark text:name="line-379"/></text:p>
      <text:p text:style-name="P2">Иван с улыбкой пожимает плечами, типа говоря «ну ладно, ладно».<text:bookmark text:name="line-380"/><text:bookmark text:name="line-381"/></text:p>
      <text:p text:style-name="P59">МАРЬЯ МОРЕВНА</text:p>
      <text:p text:style-name="P25">Ну, пока... <text:bookmark text:name="line-382"/><text:bookmark text:name="line-383"/></text:p>
      <text:p text:style-name="P2">Садится на мотоцикл, уезжает. Иван машет вслед рукой.<text:bookmark text:name="line-384"/><text:bookmark text:name="line-385"/></text:p>
      <text:p text:style-name="P2"><text:bookmark text:name="line-388"/>ИНТ. ПОМЕСТЬЕ МОРЕВНЫ КОМНАТА НОЧЬ <text:bookmark text:name="line-389"/></text:p>
      <text:p text:style-name="P2"><text:span text:style-name="T44">Посреди комнаты стоит какое-то устройство. </text:span>Иван <text:span text:style-name="T44">его ремонтирует</text:span>. Рядом с Иваном стоит банка с каким‑то напитком. Иван, берёт банку чтобы сделать глоток. <text:span text:style-name="T10">Подносит ко рту</text:span>, но оказывается что банка пуста. Иван вздыхает и <text:span text:style-name="T44">выходит из комнаты</text:span>.<text:bookmark text:name="line-392"/><text:bookmark text:name="line-393"/></text:p>
      <text:p text:style-name="P2"><text:bookmark text:name="line-394"/>ИНТ. ПОМЕСТЬЕ МОРЕВНЫ КОРИДОР НОЧЬ <text:bookmark text:name="line-395"/></text:p>
      <text:p text:style-name="P2"><text:bookmark text:name="line-396"/><text:bookmark text:name="line-397"/>Иван подходит со свечой в руках к двери погреба, отпирает её и заходит внутрь.<text:bookmark text:name="line-398"/><text:bookmark text:name="line-399"/></text:p>
      <text:p text:style-name="P2"><text:bookmark text:name="line-400"/>ИНТ. ПОМЕСТЬЕ МОРЕВНЫ ПОГРЕБ НОЧЬ <text:bookmark text:name="line-401"/></text:p>
      <text:p text:style-name="P2"><text:bookmark text:name="line-402"/><text:bookmark text:name="line-403"/>Дверь в погреб со скрипом открывается. Иван спускается по лестнице.<text:bookmark text:name="line-404"/><text:bookmark text:name="line-405"/></text:p>
      <text:p text:style-name="P2">Ноги Ивана, идущего по погребу. Иван озирается по сторонам как будто ищет что-то. В погребе много бочек, бутылок, каких-то продуктов и взрывчатки, отобранной у <text:span text:style-name="T11">солдат</text:span>.<text:bookmark text:name="line-408"/><text:bookmark text:name="line-409"/></text:p>
      <text:p text:style-name="P2"><text:soft-page-break/>Проходит мимо какой-то массивной кованной двери с огромным замком. <text:span text:style-name="T12">Рядом с ней полка с бутылками. Иван</text:span> останавливается возле <text:span text:style-name="T13">полки</text:span>.<text:bookmark text:name="line-410"/><text:bookmark text:name="line-411"/></text:p>
      <text:p text:style-name="P59">ИВАН</text:p>
      <text:p text:style-name="P25">Ага... Вот!<text:bookmark text:name="line-412"/><text:bookmark text:name="line-413"/></text:p>
      <text:p text:style-name="P2">Тянет руку к бутылке. Слышен звук булькающей жидкости. <text:bookmark text:name="line-414"/><text:bookmark text:name="line-415"/></text:p>
      <text:p text:style-name="P59">КОЩЕЙ</text:p>
      <text:p text:style-name="P46">(из-за двери, замогильным голосом) </text:p>
      <text:p text:style-name="P25">Помогии-ите... <text:bookmark text:name="line-416"/><text:bookmark text:name="line-417"/></text:p>
      <text:p text:style-name="P59">ИВАН</text:p>
      <text:p text:style-name="P46">(выглядывая из-за угла)</text:p>
      <text:p text:style-name="P25">А? Что-что?<text:bookmark text:name="line-418"/><text:bookmark text:name="line-419"/></text:p>
      <text:p text:style-name="P59">КОЩЕЙ</text:p>
      <text:p text:style-name="P46">(чуть боле явственно) </text:p>
      <text:p text:style-name="P25">Помо-о-оги-и-ите-е... <text:bookmark text:name="line-420"/><text:bookmark text:name="line-421"/></text:p>
      <text:p text:style-name="P2">Иван смотрит на замок, потом на связку ключей. Моментальные вспышки на подсознании, показывающие Моревну и Кощея. Они сражаются в каком-то подземелье. Из связки сам собой вываливается нужный ключ. <text:bookmark text:name="line-422"/><text:bookmark text:name="line-423"/></text:p>
      <text:p text:style-name="P59">ИВАН</text:p>
      <text:p text:style-name="P25">О-па... запретный ключ!</text:p>
      <text:p text:style-name="P46">(вставляет в замочную скважину)</text:p>
      <text:p text:style-name="P25">Ну-ка, ну-ка... <text:bookmark text:name="line-424"/><text:bookmark text:name="line-425"/></text:p>
      <text:p text:style-name="P2">Приоткрывает дверь и осторожно заглядывает. Опять вспышки. Иван кричит от испуга, неожиданности и удивления. <text:bookmark text:name="line-426"/><text:bookmark text:name="line-427"/></text:p>
      <text:p text:style-name="P2">В каморке на <text:span text:style-name="T14">двенадцати</text:span> цепях висит КОЩЕЙ (по виду напоминает робота-трансформера). Иван с изумлением оглядывает его.</text:p>
      <text:p text:style-name="P2">Глаза Кощея открываются, его взгляд пробегает по фигуре Ивана. </text:p>
      <text:p text:style-name="P59"><text:bookmark text:name="line-428"/><text:bookmark text:name="line-429"/>КОЩЕЙ</text:p>
      <text:p text:style-name="P25">Ты кто такой?</text:p>
      <text:p text:style-name="P59">ИВАН</text:p>
      <text:p text:style-name="P25">Я — Иван Царевич.</text:p>
      <text:p text:style-name="P59">КОЩЕЙ</text:p>
      <text:p text:style-name="P25">Иван Царевич! Как хорошо что ты <text:soft-page-break/>здесь. Дай мне попить<text:bookmark text:name="line-430"/><text:bookmark text:name="line-431"/>...</text:p>
      <text:p text:style-name="P2">Иван с готовностью протягивает ему свою бутылку. <text:bookmark text:name="line-432"/><text:bookmark text:name="line-433"/></text:p>
      <text:p text:style-name="P59">КОЩЕЙ</text:p>
      <text:p text:style-name="P25">...бензинчику. <text:bookmark text:name="line-434"/><text:bookmark text:name="line-435"/></text:p>
      <text:p text:style-name="P2">Иван убегает и возвращается с канистрой бензина. Кощей пьёт. Его глаза загораются, он смеётся страшным смехом. Кощей разрывает цепи и встаёт во весь рост, возвышаясь над Иваном.<text:bookmark text:name="line-436"/><text:bookmark text:name="line-437"/></text:p>
      <text:p text:style-name="P59">КОЩЕЙ</text:p>
      <text:p text:style-name="P25">Спасибо, Иван <text:span text:style-name="T15">Ц</text:span>аревич. Помог ты мне. Теперь не видать тебе Марьи Моревны. Как своих ушей. <text:bookmark text:name="line-438"/><text:bookmark text:name="line-439"/></text:p>
      <text:p text:style-name="P12">Кощей <text:span text:style-name="T17">выстрелом из пушки пробивает дырку в потолке. Сверху сыпятся обломки. Кощей включает двигатели и улетает.</text:span></text:p>
      <text:p text:style-name="P5">Протрезвевший Иван в панике. Он скорее выбегает из погреба, бежит в гараж и садится в машину, едет в погоню.<text:bookmark text:name="line-442"/><text:bookmark text:name="line-443"/></text:p>
      <text:p text:style-name="P2"><text:bookmark text:name="line-444"/>НАТ. ТРАССА - НОЧЬ<text:bookmark text:name="line-445"/></text:p>
      <text:p text:style-name="P2"><text:bookmark text:name="line-446"/>По дороге Иван спешно пытается дозвониться по сотовому Моревне. Абонент временно недоступен.<text:bookmark text:name="line-447"/><text:bookmark text:name="line-448"/></text:p>
      <text:p text:style-name="P2"><text:bookmark text:name="line-449"/>НАТ. <text:span text:style-name="T18">ЗДАНИЕ КЛУБА БАЙКЕРОВ</text:span> - НОЧЬ</text:p>
      <text:p text:style-name="P13"><text:bookmark text:name="line-450"/>Возле трассы, посреди поля стоит здание клуба байкеров. Вокруг здания лежат свежие обломки множества мотоциклов. Само здание охвачено огнём.</text:p>
      <text:p text:style-name="P6"><text:span text:style-name="T19">Подъезжает машина Ивана, резко тормозит. Иван выскакивает из машины и бежит к зданию. Н</text:span>о чем ближе подбегает, тем больше замедляется, в конце концов переходя на шаг. <text:span text:style-name="T20">С ужасом смотрит на пылающее здание, осматривается вокруг.</text:span></text:p>
      <text:p text:style-name="P14"><text:bookmark text:name="line-453"/><text:bookmark text:name="line-454"/>Из под груды обломков выкарабкивается какой-то человек — БАЙКЕР. Он весь обгорелый и с трудом двигается. Иван подбегает к нему, помогает приподняться.</text:p>
      <text:p text:style-name="P59">ИВАН</text:p>
      <text:p text:style-name="P25">Что здесь произошло? <text:bookmark text:name="line-455"/><text:bookmark text:name="line-456"/><text:span text:style-name="T20">Где все?</text:span></text:p>
      <text:p text:style-name="P63">БАЙКЕР</text:p>
      <text:p text:style-name="P52">(с трудом шевелит губами)</text:p>
      <text:p text:style-name="P31">Погибли... Все погибли...</text:p>
      <text:p text:style-name="P28"><text:soft-page-break/><text:span text:style-name="T21">Прилетел огромный з</text:span>лой робот <text:span text:style-name="T36">и всех перебил...</text:span></text:p>
      <text:p text:style-name="P72">ИВАН</text:p>
      <text:p text:style-name="P43">А Марья Моревна?!!</text:p>
      <text:p text:style-name="P64">БАЙКЕР</text:p>
      <text:p text:style-name="P36">Он забрал её. Мы пытались его остановить, но...</text:p>
      <text:p text:style-name="P55">(кашляет)</text:p>
      <text:p text:style-name="P28">Прощай <text:span text:style-name="T22">(добрый молодец)</text:span>...</text:p>
      <text:p text:style-name="P2"><text:span text:style-name="T20">Байкер умирает</text:span>.<text:bookmark text:name="line-459"/><text:bookmark text:name="line-460"/></text:p>
      <text:p text:style-name="P59">ИВАН</text:p>
      <text:p text:style-name="P25">Нет!<text:bookmark text:name="line-461"/><text:bookmark text:name="line-462"/></text:p>
      <text:p text:style-name="P63">БАЙКЕР</text:p>
      <text:p text:style-name="P46">(поднимает голову)</text:p>
      <text:p text:style-name="P25">И передай моей семье, что я их всех очень любил.<text:bookmark text:name="line-463"/><text:bookmark text:name="line-464"/></text:p>
      <text:p text:style-name="P85"><text:bookmark text:name="line-465"/><text:bookmark text:name="line-466"/><text:span text:style-name="T23">Слышится вой сирен, с разных сторон подъезжают пожарные и машины скорой помощи. Поднимается суматоха — пожарные начинают тушить пожар, к Байкеру подбегают врачи. Ивана оттесняют в сторону.</text:span></text:p>
      <text:p text:style-name="P59">ИВАН</text:p>
      <text:p text:style-name="P46">(со слезами и тряся кулаком) </text:p>
      <text:p text:style-name="P25">Я передам, обязательно передам! И Марью Моревну я тоже спасу! До свидания!<text:bookmark text:name="line-467"/><text:bookmark text:name="line-468"/></text:p>
      <text:p text:style-name="P2">Иван бежит к машине, садится в не<text:span text:style-name="T45">ё</text:span> и уезжает. <text:bookmark text:name="line-469"/><text:bookmark text:name="line-470"/></text:p>
      <text:p text:style-name="P19">НАТ. РАЗВАЛИНЫ ИССЛЕДОВАТЕЛЬСКОГО ЦЕНТРА ДВОР - <text:span text:style-name="T23">НОЧЬ</text:span> <text:bookmark text:name="line-559"/></text:p>
      <text:p text:style-name="Normal">Старые развалины какого-то исследовательского центра рядом с шоссе. Комплекс давно заброшен, видно что главное здание серьёзно пострадало от очень сильного взрыва.<text:bookmark text:name="line-563"/><text:bookmark text:name="line-562"/></text:p>
      <text:p text:style-name="Normal">Начинает накрапывать дождик.<text:bookmark text:name="line-565"/><text:bookmark text:name="line-564"/></text:p>
      <text:p text:style-name="Normal">Машина Ивана проезжает мимо развалин, но потом останавливается. Иван смотрит на развалины. <text:bookmark text:name="line-567"/><text:bookmark text:name="line-566"/></text:p>
      <text:p text:style-name="Normal">Дождь усиливается.<text:bookmark text:name="line-569"/><text:bookmark text:name="line-568"/></text:p>
      <text:p text:style-name="Normal">Иван проводит рукой по красным глазам с синяками и включает задний <text:soft-page-break/>ход. Заезжает во двор и заводит (прячет) машину под какой-то навес возле здания. Выключает двигатель и откидывает спинку сидения в полулежачее состояние. Закрывает глаза.<text:bookmark text:name="line-571"/><text:bookmark text:name="line-570"/></text:p>
      <text:p text:style-name="Normal">Сквозь облака просвечивает луна. Дождь барабанит по крыше машины, капельки стекают по стеклу. Развалины кажутся абсолютно безжизненными. Иван спит. </text:p>
      <text:p text:style-name="Normal"/>
      <text:p text:style-name="P16">ЗАКЛЮЧИТЕЛЬНЫЕ ТИТРЫ</text:p>
      <text:p text:style-name="P15"/>
      <text:p text:style-name="P20"><text:bookmark text:name="line-652"/>НАТ. <text:bookmark text:name="line-653"/><text:span text:style-name="T18">ЗДАНИЕ КЛУБА БАЙКЕРОВ</text:span> - НОЧЬ</text:p>
      <text:p text:style-name="P22"><text:span text:style-name="T24">Пожарные продолжают тушить клуб байкеров.</text:span> <text:span text:style-name="T24">Возле машины скорой помощи на носилках лежит Байкер. Над его безжизненным телом склонился ДОКТОР, пытается его реанимировать. Рядом на медицинском мониторе видна кардиограмма - абсолютно прямая и неподвижна.</text:span></text:p>
      <text:p text:style-name="P22">Подходит ПАРЕНЬ В ЧЁРНОМ.</text:p>
      <text:p text:style-name="P66">ДОКТОР</text:p>
      <text:p text:style-name="P48">(не оборачиваясь, обращаясь то-ли к Парню в чёрном, то-ли к само<text:span text:style-name="T26">му</text:span> себе)</text:p>
      <text:p text:style-name="P32">Неужели <text:span text:style-name="T25">всё</text:span>?.. <text:bookmark text:name="line-659"/><text:bookmark text:name="line-658"/></text:p>
      <text:p text:style-name="P65">ПАРЕНЬ В ЧЁРНОМ</text:p>
      <text:p text:style-name="P48">(мягко улыбаясь)</text:p>
      <text:p text:style-name="P32">Нет-нет. Я просто подошёл полюбопытствовать... <text:span text:style-name="T46">^____^</text:span></text:p>
      <text:p text:style-name="P48">(проходит за спиной <text:span text:style-name="T27">Д</text:span>октора) <text:bookmark text:name="line-661"/><text:bookmark text:name="line-660"/></text:p>
      <text:p text:style-name="P21">На кардио<text:span text:style-name="T28">грамме</text:span> появляется график биения сердца.</text:p>
      <text:p text:style-name="P17">НАТ. РАЗВАЛИНЫ ИССЛЕДОВАТЕЛЬСКОГО ЦЕНТРА ДВОР НОЧЬ <text:bookmark text:name="line-612"/></text:p>
      <text:p text:style-name="P17"><text:bookmark text:name="line-614"/><text:bookmark text:name="line-613"/>Дождь немного приутих. Луна то и дело выглядывает из-за быстро плывущих по небу облаков. Иван ещё спит в своей машине. <text:bookmark text:name="line-616"/><text:bookmark text:name="line-615"/></text:p>
      <text:p text:style-name="P17">Вдруг в лобовое стекло освещается светом чьих-то фар. Иван вздрагивает и просыпается, недоумённо озираясь вокруг. <text:bookmark text:name="line-618"/><text:bookmark text:name="line-617"/></text:p>
      <text:p text:style-name="P7">Во двор развалин въезжает трейлер.</text:p>
      <text:p text:style-name="P18">КОНЕЦ ЭПИЗОД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Nimbus Mono L1" svg:font-family="'Nimbus Mono L'" style:font-family-generic="modern" style:font-pitch="fixed"/>
    <style:font-face style:name="Nimbus Mono L" svg:font-family="'Nimbus Mono L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parent-style-name="Text_20_body" style:class="text">
      <style:paragraph-properties fo:margin-top="0.499cm" fo:margin-bottom="0cm" loext:contextual-spacing="false" fo:line-height="100%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Character_20_name" style:display-name="Character name" style:family="paragraph" style:parent-style-name="Text_20_body" style:next-style-name="Character_20_speech" style:class="text" style:master-page-name="">
      <style:paragraph-properties fo:margin-left="6.75cm" fo:margin-right="0cm" fo:margin-top="0.499cm" fo:margin-bottom="0cm" loext:contextual-spacing="false" fo:text-align="start" style:justify-single-word="false" fo:text-indent="0cm" style:auto-text-indent="false" style:page-number="auto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Character_20_speech" style:display-name="Character speech" style:family="paragraph" style:parent-style-name="Text_20_body" style:class="text">
      <style:paragraph-properties fo:margin-left="3.75cm" fo:margin-right="3.75cm" fo:margin-top="0cm" fo:margin-bottom="0cm" loext:contextual-spacing="false" fo:line-height="100%" fo:text-indent="0cm" style:auto-text-indent="false"/>
      <style:text-properties style:font-name="Nimbus Mono L" fo:font-family="'Nimbus Mono L'" style:font-style-name="Обычный" style:font-family-generic="modern" style:font-pitch="fixed" fo:language="ru" fo:country="RU" style:font-size-asian="10.5pt" style:font-weight-asian="normal"/>
    </style:style>
    <style:style style:name="Remark" style:family="paragraph" style:parent-style-name="Normal" style:next-style-name="Character_20_speech" style:class="text">
      <style:paragraph-properties fo:margin-left="5.5cm" fo:margin-right="3.75cm" fo:margin-top="0cm" fo:margin-bottom="0cm" loext:contextual-spacing="false" fo:text-indent="0cm" style:auto-text-indent="false"/>
      <style:text-properties style:font-name="Nimbus Mono L" fo:font-family="'Nimbus Mono L'" style:font-style-name="Обычный" style:font-family-generic="modern" style:font-pitch="fixe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Mono L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21:36.627827289</meta:creation-date>
    <dc:date>2015-11-10T13:23:23.112733642</dc:date>
    <meta:editing-duration>PT21H27M30S</meta:editing-duration>
    <meta:editing-cycles>99</meta:editing-cycles>
    <meta:generator>LibreOffice/4.4.5.2$Linux_X86_64 LibreOffice_project/40$Build-2</meta:generator>
    <meta:print-date>2015-02-02T14:22:45.391057692</meta:print-date>
    <meta:document-statistic meta:table-count="0" meta:image-count="0" meta:object-count="0" meta:page-count="9" meta:paragraph-count="201" meta:word-count="1470" meta:character-count="9729" meta:non-whitespace-character-count="8410"/>
  </office:meta>
</office:document-meta>
</file>